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2cm" svg:height="8.5cm" svg:x="15cm" svg:y="1.5cm">
          <text:p text:style-name="P4"/>
        </draw:rect>
        <draw:rect draw:style-name="gr2" draw:text-style-name="P3" draw:id="id2" draw:layer="layout" svg:width="4.5cm" svg:height="2.5cm" svg:x="8cm" svg:y="7cm">
          <text:p text:style-name="P2"><text:span text:style-name="T1">CAML document</text:span></text:p>
        </draw:rect>
        <draw:rect draw:style-name="gr2" draw:text-style-name="P1" draw:id="id1" draw:layer="layout" svg:width="4.5cm" svg:height="2.5cm" svg:x="8cm" svg:y="10.5cm">
          <text:p text:style-name="P2">XML Schema</text:p>
        </draw:rect>
        <draw:rect draw:style-name="gr2" draw:text-style-name="P1" draw:id="id3" draw:layer="layout" svg:width="4.5cm" svg:height="2.5cm" svg:x="16cm" svg:y="7cm">
          <text:p text:style-name="P2">XSLT</text:p>
        </draw:rect>
        <draw:rect draw:style-name="gr2" draw:text-style-name="P3" draw:id="id5" draw:layer="layout" svg:width="4.5cm" svg:height="2.5cm" svg:x="21.5cm" svg:y="3.5cm">
          <text:p text:style-name="P2"><text:span text:style-name="T1">HTML + JavaScript</text:span></text:p>
        </draw:rect>
        <draw:frame draw:style-name="gr3" draw:layer="layout" svg:width="2.813cm" svg:height="0.963cm" svg:x="15.687cm" svg:y="2cm">
          <draw:text-box>
            <text:p text:style-name="P4">Browser</text:p>
          </draw:text-box>
        </draw:frame>
        <draw:rect draw:style-name="gr2" draw:text-style-name="P1" draw:id="id4" draw:layer="layout" svg:width="4.5cm" svg:height="2.5cm" svg:x="16cm" svg:y="3.5cm">
          <text:p text:style-name="P2"><text:span text:style-name="T1">CAML or HTML</text:span></text:p>
          <text:p text:style-name="P2"><text:span text:style-name="T1">document</text:span></text:p>
        </draw:rect>
        <draw:connector draw:style-name="gr4" draw:text-style-name="P1" draw:layer="layout" draw:type="lines" svg:x1="10.25cm" svg:y1="10.5cm" svg:x2="10.25cm" svg:y2="9.5cm" draw:start-shape="id1" draw:start-glue-point="0" draw:end-shape="id2" draw:end-glue-point="2">
          <text:p text:style-name="P4"/>
        </draw:connector>
        <draw:connector draw:style-name="gr4" draw:text-style-name="P1" draw:layer="layout" draw:type="lines" svg:x1="18.25cm" svg:y1="7cm" svg:x2="18.25cm" svg:y2="6cm" draw:start-shape="id3" draw:start-glue-point="0" draw:end-shape="id4" draw:end-glue-point="2">
          <text:p text:style-name="P4"/>
        </draw:connector>
        <draw:connector draw:style-name="gr4" draw:text-style-name="P1" draw:layer="layout" draw:type="lines" svg:x1="20.5cm" svg:y1="4.75cm" svg:x2="21.5cm" svg:y2="4.75cm" draw:start-shape="id4" draw:start-glue-point="1" draw:end-shape="id5" draw:end-glue-point="3">
          <text:p text:style-name="P4"/>
        </draw:connector>
        <draw:rect draw:style-name="gr2" draw:text-style-name="P3" draw:id="id7" draw:layer="layout" svg:width="4.5cm" svg:height="2.5cm" svg:x="1.5cm" svg:y="1.5cm">
          <text:p text:style-name="P2"><text:span text:style-name="T1">HTML</text:span></text:p>
          <text:p text:style-name="P2"><text:span text:style-name="T1"><text:s/></text:span><text:span text:style-name="T1">document</text:span></text:p>
        </draw:rect>
        <draw:rect draw:style-name="gr2" draw:text-style-name="P3" draw:id="id6" draw:layer="layout" svg:width="4.5cm" svg:height="2.5cm" svg:x="8cm" svg:y="1.5cm">
          <text:p text:style-name="P5"><text:span text:style-name="T1">HTML +</text:span></text:p>
          <text:p text:style-name="P5"><text:span text:style-name="T1">CAML components</text:span></text:p>
          <text:p text:style-name="P5"><text:span text:style-name="T1">(as XML)</text:span></text:p>
        </draw:rect>
        <draw:connector draw:style-name="gr4" draw:text-style-name="P1" draw:layer="layout" svg:x1="12.5cm" svg:y1="8.25cm" svg:x2="16cm" svg:y2="4.75cm" draw:start-shape="id2" draw:start-glue-point="1" draw:end-shape="id4" draw:end-glue-point="3">
          <text:p text:style-name="P4"/>
        </draw:connector>
        <draw:connector draw:style-name="gr4" draw:text-style-name="P1" draw:layer="layout" svg:x1="12.5cm" svg:y1="2.75cm" svg:x2="16cm" svg:y2="4.75cm" draw:start-shape="id6" draw:start-glue-point="1" draw:end-shape="id4">
          <text:p text:style-name="P4"/>
        </draw:connector>
        <draw:connector draw:style-name="gr4" draw:text-style-name="P1" draw:layer="layout" svg:x1="6cm" svg:y1="2.75cm" svg:x2="8cm" svg:y2="2.75cm" draw:start-shape="id7" draw:end-shape="id6" draw:end-glue-point="3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8-01-09T16:48:34</meta:creation-date>
    <dc:date>2008-08-12T16:29:23</dc:date>
    <dc:language>en-US</dc:language>
    <meta:editing-cycles>4</meta:editing-cycles>
    <meta:editing-duration>PT30M53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